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3"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4"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P5" style:family="paragraph" style:parent-style-name="Standard">
      <style:paragraph-properties fo:margin-top="0.1201in" fo:margin-bottom="0.0598in" loext:contextual-spacing="false" fo:text-align="start" style:justify-single-word="false"/>
      <style:text-properties officeooo:rsid="00ca9f09" officeooo:paragraph-rsid="0124fa9c"/>
    </style:style>
    <style:style style:name="P6" style:family="paragraph" style:parent-style-name="Standard">
      <style:paragraph-properties fo:margin-top="0.1201in" fo:margin-bottom="0.0598in" loext:contextual-spacing="false" fo:text-align="start" style:justify-single-word="false"/>
      <style:text-properties officeooo:rsid="010a5a36" officeooo:paragraph-rsid="010a5a36"/>
    </style:style>
    <style:style style:name="P7" style:family="paragraph" style:parent-style-name="Title">
      <style:text-properties style:font-name="Liberation Sans" fo:font-size="28pt" fo:font-weight="bold" officeooo:rsid="00be0d91" officeooo:paragraph-rsid="00be0d91" style:font-name-asian="Noto Sans CJK SC" style:font-size-asian="28pt" style:font-weight-asian="bold" style:font-name-complex="Lohit Devanagari" style:font-size-complex="28pt" style:font-weight-complex="bold"/>
    </style:style>
    <style:style style:name="P8"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9" style:family="paragraph" style:parent-style-name="Standard">
      <style:paragraph-properties fo:margin-top="0.1201in" fo:margin-bottom="0.0598in" loext:contextual-spacing="false" fo:text-align="start" style:justify-single-word="false"/>
      <style:text-properties officeooo:rsid="0099336a" officeooo:paragraph-rsid="015da57c"/>
    </style:style>
    <style:style style:name="P10" style:family="paragraph" style:parent-style-name="Standard">
      <style:paragraph-properties fo:margin-top="0.1201in" fo:margin-bottom="0.0598in" loext:contextual-spacing="false" fo:text-align="start" style:justify-single-word="false"/>
      <style:text-properties officeooo:paragraph-rsid="0099336a"/>
    </style:style>
    <style:style style:name="P11" style:family="paragraph" style:parent-style-name="Standard">
      <style:paragraph-properties fo:margin-top="0.1201in" fo:margin-bottom="0.0598in" loext:contextual-spacing="false" fo:text-align="start" style:justify-single-word="false"/>
      <style:text-properties officeooo:rsid="010a5a36" officeooo:paragraph-rsid="010a5a36"/>
    </style:style>
    <style:style style:name="T1" style:family="text">
      <style:text-properties officeooo:rsid="01516bda"/>
    </style:style>
    <style:style style:name="T2" style:family="text">
      <style:text-properties officeooo:rsid="0176b5ff"/>
    </style:style>
    <style:style style:name="T3" style:family="text">
      <style:text-properties officeooo:rsid="009933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心学新解</text:p>
      <text:p text:style-name="P1"/>
      <text:h text:style-name="Heading_20_3" text:outline-level="3">什麼是心學</text:h>
      <text:p text:style-name="P2">什么是心学！心学就是认识宇宙和生命本质，并以此指导人生，以及构建有文化的社区和国家！</text:p>
      <text:p text:style-name="P2">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或許就能瞬间相信了！</text:p>
      <text:p text:style-name="P2">我们大概都听过王阳明及其心学，但鲜有人了解心学及其重要性！究其原因大概是古人的讲述过于抽象！像佛法一样，对悟性有一定要求！也可以理解，因为古代没有现代科学的工具来帮助形象理解！</text:p>
      <text:h text:style-name="Heading_20_3" text:outline-level="3">心學理解容易相信難</text:h>
      <text:p text:style-name="P2">心学是集儒学、佛学和道家之大成。要让普罗大众相信心学所言，必须要有UFO的帮忙！此话怎讲？</text:p>
      <text:h text:style-name="Heading_20_3" text:outline-level="3">UFO是宇宙之矛攻宇宙之盾，是修改認知的關鍵</text:h>
      <text:p text:style-name="P2">因为确信了UFO现象，那宇宙为空（即虚拟）无疑了！</text:p>
      <text:p text:style-name="P2">人类是容易盲目从众，和相信权威的动物。大部分人都容易害怕认知上的离群孤单，害怕被嘲笑，也容易被之激怒失去冷静理性和自信！</text:p>
      <text:p text:style-name="P4">先来一个猴群不问理由地坚信的理想之国美國的权威报道！为何称为理想之国，我以前也是向往之，因为大家都这么说，所以可能就成了理想的现实！</text:p>
      <text:p text:style-name="P4">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5">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卻无法完全了解！因为我们被有意抹去了一些记忆，所以有些真相我们永远不知道。我们不知道自己的源头，但源头的源头可能还有源头。人类有智商，是优点，也是缺点！因为有智商，所以容易被忽悠和操纵！可笑的是逻辑上多转几个弯，人類可能就不如猪了，比如经济学教科书上一本正经谈的通货膨胀！書上一本正經地說钱是衡量价值的直尺，然后通货膨胀告诉我们说，这直尺和男人的那个一样，初一十五不一样长。这不是人类智商的笑话，<text:soft-page-break/>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3">UFO是外星人给我们纠正认知的信号！我们的认知是认知本身最大的障碍！我们的人生就是一个不断修改认知的过程，并以之为指导去改造世界和生活！用心感悟生活，会收获到不一样的快乐！</text:p>
      <text:h text:style-name="Heading_20_3" text:outline-level="3">虛擬現實遊戲是虛擬宇宙的一種淺層體驗</text:h>
      <text:p text:style-name="P2">玩過虛擬現實眼鏡的人大概都可以感受到僅有視覺信號的虛擬世界是多麼逼真了！比如過山車，再加上身體的左右上下運動和旋轉，那種身臨其境的感覺會更加逼真。如果把觸感和其他所有的感官和感受信號都和視覺圖像一樣轉變成一種沉浸式的腦電信號，那麼我們身體不用在原地左右上下動，只需靜靜地躺着，也能有那種失重等等感覺。理論上，人只要靜靜地躺着，甚至不需要身體，只需要一個活着的大腦，他/她就能用生物電信號在大腦中形成宇宙和經歷逼真虛擬世界的一切生活日常。所以有禪句言：不是風動，也不是旗動，而是心在動！因爲風可以不存在，旗子也可以不存在，造物主只需給你生物電信號，你就能在腦中（宇宙之外的心，非心臟）形成一種身臨其境的看風吹，看旗動，看雲卷看雲舒的代入情景！</text:p>
      <text:p text:style-name="P2">你或許會說，這好像是某個電影情節，我不去爭辯，只是別人拍電影比我悟出來的早，不代表我在用它來忽悠人，另外忽悠人也的有好處才有動力！再讀下去，你會發現，電影它不是在啓蒙你，而是在誤導你，有很多關鍵的信息沒打算讓你知道，反而是把人引導道什麼基督啊，和神的（全球主義者的）單極世界大政府方向走！看完電影，反而基本上沒有人會相信這是真的了！就像UFO事件一樣，沒有政府出面，根本很難有人相信是真的！再者，CIA常用的打擊爆料者的手段就是抹黑爆料人，讓他/她成爲笑話，就像我們很多人嘲笑川普先生一樣。上帝最好的加密方式不是靠什麼複雜的算法，而是塑造人的認知，製造一大堆的似是而非的假信息，或者拍電影，或者動用宣傳工具來嘲笑讓人不敢相信之，然後把真相放你面前，你都不會相信！</text:p>
      <text:p text:style-name="P2">僅從地球科學來看，neuralink公司已經證明了，無線人機接口技術是存在的，而我們也只看到了冰山一角！大腦信號不僅可以被外界讀取，還能寫入，就像給機器人指令，它完全無法區別是自己的心智決定還是上面的信號輸入！我們聰明的人類能想到且做到的技術，難道外星人做不到？此刻真正的我們或許在某個現實的囚牢裏，四肢不得動彈，大腦接入外星人的超級電腦形成了我們當下的所有一切！</text:p>
      <text:p text:style-name="P9">因爲我們在這虛擬的宇宙裏玩遊戲上癮了，就像井底長大的青蛙，以爲天就是它所見到的！我們只被輸入了允許輸入的信號，所以以爲這就是宇宙！</text:p>
      <text:h text:style-name="Heading_20_3" text:outline-level="3">佛學之心與相</text:h>
      <text:p text:style-name="P9">我們從唯物主義的科學裏找到了唯心主義的真理！我們談的不是神學宗教，而是佛學心學！這虛擬的宇宙之外的信號受體就是我們的本我，也叫心，也叫佛，也叫如來。在虛擬宇宙之內的那個你我，稱之爲相。《金剛經》說“可身相見如來否？”，答案是否也，但每個身相之後都有一個如來，你如果真確地領悟到了“所見諸相非相”，身相之後的如來就存在了，你的本心就醒了，如來和佛在梵文裏皆指開悟者，不是什麼沒有生殖器的神仙！所以如來說，衆生皆具有佛性！</text:p>
      <text:h text:style-name="Heading_20_3" text:outline-level="3">身相的控制模型：潛意識和心</text:h>
      <text:p text:style-name="P2">電影可以誤導你，給你科幻的快感，讓你更加自信地沉溺於虛擬宇宙的虛擬遊戲中，醉生夢死紙醉金迷，來世今生不停地在這裡輪迴，樂不思蜀！這就是宇宙超級管理員樂於見到的。</text:p>
      <text:p text:style-name="P2"><text:soft-page-break/>但電影沒有告訴你的是：我們人的心智是可以被操控的！即腦控。看看下面這只老鼠無比威猛的做愛能力，你就可以知道了。它完全意識不到輸入信號的存在！它完全以爲它以爲的就是它以爲的！它完全可以在老鼠羣中驕傲地宣稱：它可以做遍天下愛無敵手！</text:p>
      <text:p text:style-name="P10"><text:span text:style-name="T3">視頻鏈接： </text:span><text:a xlink:type="simple" xlink:href="https://www.bilibili.com/video/BV1Pv41147z8/" text:style-name="Internet_20_link" text:visited-style-name="Visited_20_Internet_20_Link"><text:span text:style-name="T2">https://www.bilibili.com/video/BV1Pv41147z8/</text:span></text:a></text:p>
      <text:p text:style-name="P10"><text:a xlink:type="simple" xlink:href="https://www.bilibili.com/video/BV1Ti4y1M7sG/" text:style-name="Internet_20_link" text:visited-style-name="Visited_20_Internet_20_Link"><text:span text:style-name="T2">https://www.bilibili.com/video/BV1Ti4y1M7sG/</text:span></text:a></text:p>
      <text:p text:style-name="P2">其實人也可以，有一句歌詞這麼唱的：<text:span text:style-name="T1">you raise me up！你只要祈禱，像相信撒旦一樣，把一切交付於它，它覺得你有用，就會挑中你的。這種超能力無非就是給虛擬宇宙之外的那個本體你一點作弊的信號唄，你想廳誰的大腦，知他/她腦中一切過往和當下，所謂的浪漫的心靈感應。經歷過或者瞭解腦控的人，都應該很容易理解！即使沒經歷過，沒瞭解過，也應該不難理解這虛擬宇宙模型和人體控制模型。</text:span></text:p>
      <text:p text:style-name="P2">那個神或者說是撒旦，這個宇宙的超級管理員，或者這宇宙的道，控制的是人體的潛意識，諸如情緒慾望等等快感的領域，而我們的本心（佛）的領域是自我剋制的心的領域，即快樂的領域。所有的感覺信號，只有經過心才能體悟到快樂！想要成魔，跟着它走，有能力也有一切物質很有爽的快感。想要成佛，跟着心走，會辛苦，但很快樂！</text:p>
      <text:p text:style-name="P2">很多時候，我們所做的決定其實不是我們自己做的。尤其是基於快感慾望的，或者我們不明全局時，我們做的決定就像是殭屍一樣被潛意識牽着走！老子《道德經》雲：道作用於萬物，而萬物不覺察之。就是這個意思。道就是這個宇宙虛擬機。它安排着萬事萬物，從起心動念到出生消亡。道是中性的，亦正亦邪！</text:p>
      <text:p text:style-name="P2">明白道和人的控制模型，我們就知道如何修心了！我們來世界的使命是修心覺悟，渡人渡己，然後脫離六道輪迴。爬過黃山知天下無山可爬。我們被抹去了入宇宙之時的記憶，又怎知宇宙之外的真實時空如何？所以，此生不管悲也好喜也好，苦也好，樂也罷，不管今生來世的世界如何變幻，都只是修心的舞臺，我們是帶着修心的善的使命來渡更多的心也渡自己的目的來改造相，而不是被相左右，變成沉溺於虛擬遊戲中，一味追求帶不走的虛像財富！我們入世，或被迫或主動，既來之則安之，在夢裡完成自己的使命，通過相來影響生命，影響心，即渡人渡己，修心成佛！只有明白修心，我們這一生才不會輕易迷失，才能活的通透和快樂！</text:p>
      <text:p text:style-name="P2">如果修心的人越來越多，那集體潛意識就會趨於變善。人的潛意識不是完全孤立的，比如有些動物的習性，遠在某個島上幾個世紀老死不相往來的動物，可以和內陸的相同動物羣變的相同。這就是集體潛意識在起作用！也只有在虛擬宇宙之外維度的信號才能做到！</text:p>
      <text:h text:style-name="Heading_20_3" text:outline-level="3">再來理解神秀的詩</text:h>
      <text:p text:style-name="P2"/>
      <text:p text:style-name="P2"/>
      <text:h text:style-name="Heading_20_3" text:outline-level="3">宇宙的模型</text:h>
      <text:p text:style-name="P2"/>
      <text:p text:style-name="P2">幫助莫斯科打敗德軍閃電戰的那場雪是偶然嗎？</text:p>
      <text:p text:style-name="P2"/>
      <text:p text:style-name="P2"><text:soft-page-break/>OpenGL 三六九</text:p>
      <text:p text:style-name="P2"/>
      <text:p text:style-name="P2"/>
      <text:p text:style-name="P2">-----</text:p>
      <text:p text:style-name="P2">我个人的理解。</text:p>
      <text:p text:style-name="P2">道，佛（心），外星人，（死）神，人，平行宇宙，宇宙的维度，克隆人，脑控，三六九，宇宙内的伪随机数据与对应产生的科学。以宇宙之矛攻宇宙之盾。</text:p>
      <text:p text:style-name="P2">科技与文化，当代资本金融体系的局，单极政府！</text:p>
      <text:p text:style-name="P2">文化与经济的神棍坑</text:p>
      <text:p text:style-name="P2">女人是文化的源头，礼学，理学（科技），与心学。</text:p>
      <text:p text:style-name="P2">文化需要科技的战马来保护！中国文化衰败之因，就是金国骑兵战马如重装坦克，刀枪不入！科技掌握在野蛮和邪恶手里，就会摧毁文明！</text:p>
      <text:p text:style-name="P2">VR游戏如何做到逼真。</text:p>
      <text:p text:style-name="P2">大三权分立等烟火人间的七个基本标准。</text:p>
      <text:p text:style-name="P6">人的控制模型（潜意识和心），佛与神的斗争（内与外，物质与修心），道作用於萬物，而萬物不覺之。</text:p>
      <text:p text:style-name="P6">我们的使命是觉醒，摆脱六道轮回</text:p>
      <text:p text:style-name="P6">什么是神，什么是魔，一首文字描述</text:p>
      <text:p text:style-name="P6">法律治国与文化治国，有心學其實可以治好很多心裡疾病。</text:p>
      <text:p text:style-name="P6">真正做到《金刚经》所说的不惊不怖。金刚经是指能断一切的经。</text:p>
      <text:p text:style-name="P6">紅海故事</text:p>
      <text:p text:style-name="P6">原子彈一定能如期爆炸嗎？太陽一定會每天如期升起嗎？</text:p>
      <text:p text:style-name="P6">去過黃山知天下無山可爬，你不記得外面的世界，怎麼知道外面的世界不好</text:p>
      <text:p text:style-name="P6">知行合一</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16T19:27:15.825792561</dc:date>
    <meta:editing-duration>PT17H2M1S</meta:editing-duration>
    <meta:editing-cycles>262</meta:editing-cycles>
    <meta:document-statistic meta:table-count="0" meta:image-count="0" meta:object-count="0" meta:page-count="4" meta:paragraph-count="53" meta:word-count="3921" meta:character-count="4060" meta:non-whitespace-character-count="4055"/>
  </office:meta>
</office:document-meta>
</file>